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4D8000006DA6156EAAF.png" manifest:media-type="image/png"/>
  <manifest:file-entry manifest:full-path="Pictures/10000000000004D8000006DA153A7095.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hyphenate="false"/>
    </style:style>
    <style:style style:name="P2" style:family="paragraph">
      <style:paragraph-properties fo:text-align="start"/>
      <style:text-properties style:text-line-through-style="none" fo:font-style="normal" style:text-underline-style="none"/>
    </style:style>
    <style:style style:name="T1" style:family="text">
      <style:text-properties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scale="100%"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text form:name="Kalenderwoche" form:control-implementation="ooo:com.sun.star.form.component.TextField" form:convert-empty-to-null="true" form:id="control1" form:current-value="49/12">
            <form:properties>
              <form:property form:property-name="DefaultControl" office:value-type="string" office:string-value="com.sun.star.form.control.TextField"/>
            </form:properties>
          </form:text>
          <form:text form:name="Datum von" form:control-implementation="ooo:com.sun.star.form.component.TextField" form:convert-empty-to-null="true" form:id="control2" form:current-value="03.12.2012">
            <form:properties>
              <form:property form:property-name="DefaultControl" office:value-type="string" office:string-value="com.sun.star.form.control.TextField"/>
            </form:properties>
          </form:text>
          <form:text form:name="Datum bis" form:control-implementation="ooo:com.sun.star.form.component.TextField" form:convert-empty-to-null="true" form:id="control3" form:current-value="09.12.2012">
            <form:properties>
              <form:property form:property-name="DefaultControl" office:value-type="string" office:string-value="com.sun.star.form.control.TextField"/>
            </form:properties>
          </form:text>
          <form:text form:name="Montag regen" form:control-implementation="ooo:com.sun.star.form.component.TextField" form:convert-empty-to-null="true" form:id="control4" form:current-value="6.0">
            <form:properties>
              <form:property form:property-name="DefaultControl" office:value-type="string" office:string-value="com.sun.star.form.control.TextField"/>
            </form:properties>
          </form:text>
          <form:text form:name="Montag hoch temp" form:control-implementation="ooo:com.sun.star.form.component.TextField" form:convert-empty-to-null="true" form:id="control5" form:current-value="2.7">
            <form:properties>
              <form:property form:property-name="DefaultControl" office:value-type="string" office:string-value="com.sun.star.form.control.TextField"/>
            </form:properties>
          </form:text>
          <form:text form:name="Montag tief temp" form:control-implementation="ooo:com.sun.star.form.component.TextField" form:convert-empty-to-null="true" form:id="control6" form:current-value="0.4">
            <form:properties>
              <form:property form:property-name="DefaultControl" office:value-type="string" office:string-value="com.sun.star.form.control.TextField"/>
            </form:properties>
          </form:text>
          <form:text form:name="Montag wetter" form:control-implementation="ooo:com.sun.star.form.component.TextField" form:convert-empty-to-null="true" form:id="control7" form:current-value="v.m. stark bewölkt  n.m. stark bewölkt">
            <form:properties>
              <form:property form:property-name="DefaultControl" office:value-type="string" office:string-value="com.sun.star.form.control.TextField"/>
            </form:properties>
          </form:text>
          <form:text form:name="Dienstag regen" form:control-implementation="ooo:com.sun.star.form.component.TextField" form:convert-empty-to-null="true" form:id="control8" form:current-value="6.2">
            <form:properties>
              <form:property form:property-name="DefaultControl" office:value-type="string" office:string-value="com.sun.star.form.control.TextField"/>
            </form:properties>
          </form:text>
          <form:text form:name="Dienstag hoch temp" form:control-implementation="ooo:com.sun.star.form.component.TextField" form:convert-empty-to-null="true" form:id="control9" form:current-value="5.6">
            <form:properties>
              <form:property form:property-name="DefaultControl" office:value-type="string" office:string-value="com.sun.star.form.control.TextField"/>
            </form:properties>
          </form:text>
          <form:text form:name="Dienstag tief temp" form:control-implementation="ooo:com.sun.star.form.component.TextField" form:convert-empty-to-null="true" form:id="control10" form:current-value="2.3">
            <form:properties>
              <form:property form:property-name="DefaultControl" office:value-type="string" office:string-value="com.sun.star.form.control.TextField"/>
            </form:properties>
          </form:text>
          <form:text form:name="Dienstag wetter" form:control-implementation="ooo:com.sun.star.form.component.TextField" form:convert-empty-to-null="true" form:id="control11" form:current-value="v.m. aufgelockert  n.m. aufgelockert">
            <form:properties>
              <form:property form:property-name="DefaultControl" office:value-type="string" office:string-value="com.sun.star.form.control.TextField"/>
            </form:properties>
          </form:text>
          <form:text form:name="Mittwoch regen" form:control-implementation="ooo:com.sun.star.form.component.TextField" form:convert-empty-to-null="true" form:id="control12" form:current-value="8.5">
            <form:properties>
              <form:property form:property-name="DefaultControl" office:value-type="string" office:string-value="com.sun.star.form.control.TextField"/>
            </form:properties>
          </form:text>
          <form:text form:name="Mittwoch hoch temp" form:control-implementation="ooo:com.sun.star.form.component.TextField" form:convert-empty-to-null="true" form:id="control13" form:current-value="4.2">
            <form:properties>
              <form:property form:property-name="DefaultControl" office:value-type="string" office:string-value="com.sun.star.form.control.TextField"/>
            </form:properties>
          </form:text>
          <form:text form:name="Mittwoch tief temp" form:control-implementation="ooo:com.sun.star.form.component.TextField" form:convert-empty-to-null="true" form:id="control14" form:current-value="0.8">
            <form:properties>
              <form:property form:property-name="DefaultControl" office:value-type="string" office:string-value="com.sun.star.form.control.TextField"/>
            </form:properties>
          </form:text>
          <form:text form:name="Mittwoch wetter" form:control-implementation="ooo:com.sun.star.form.component.TextField" form:convert-empty-to-null="true" form:id="control15" form:current-value="v.m. aufgelockert  n.m. aufgelockert">
            <form:properties>
              <form:property form:property-name="DefaultControl" office:value-type="string" office:string-value="com.sun.star.form.control.TextField"/>
            </form:properties>
          </form:text>
          <form:text form:name="Donnerstag regen" form:control-implementation="ooo:com.sun.star.form.component.TextField" form:convert-empty-to-null="true" form:id="control16" form:current-value="">
            <form:properties>
              <form:property form:property-name="DefaultControl" office:value-type="string" office:string-value="com.sun.star.form.control.TextField"/>
            </form:properties>
          </form:text>
          <form:text form:name="Donnerstag hoch temp" form:control-implementation="ooo:com.sun.star.form.component.TextField" form:convert-empty-to-null="true" form:id="control17" form:current-value="2.0">
            <form:properties>
              <form:property form:property-name="DefaultControl" office:value-type="string" office:string-value="com.sun.star.form.control.TextField"/>
            </form:properties>
          </form:text>
          <form:text form:name="Donnerstag tief temp" form:control-implementation="ooo:com.sun.star.form.component.TextField" form:convert-empty-to-null="true" form:id="control18" form:current-value="-1.1">
            <form:properties>
              <form:property form:property-name="DefaultControl" office:value-type="string" office:string-value="com.sun.star.form.control.TextField"/>
            </form:properties>
          </form:text>
          <form:text form:name="Donnerstag wetter" form:control-implementation="ooo:com.sun.star.form.component.TextField" form:convert-empty-to-null="true" form:id="control19" form:current-value="v.m. stark bewölkt  n.m. aufgelockert">
            <form:properties>
              <form:property form:property-name="DefaultControl" office:value-type="string" office:string-value="com.sun.star.form.control.TextField"/>
            </form:properties>
          </form:text>
          <form:text form:name="Freitag regen" form:control-implementation="ooo:com.sun.star.form.component.TextField" form:convert-empty-to-null="true" form:id="control20" form:current-value="1.9">
            <form:properties>
              <form:property form:property-name="DefaultControl" office:value-type="string" office:string-value="com.sun.star.form.control.TextField"/>
            </form:properties>
          </form:text>
          <form:text form:name="Freitag hoch temp" form:control-implementation="ooo:com.sun.star.form.component.TextField" form:convert-empty-to-null="true" form:id="control21" form:current-value="0.3">
            <form:properties>
              <form:property form:property-name="DefaultControl" office:value-type="string" office:string-value="com.sun.star.form.control.TextField"/>
            </form:properties>
          </form:text>
          <form:text form:name="Freitag tief temp" form:control-implementation="ooo:com.sun.star.form.component.TextField" form:convert-empty-to-null="true" form:id="control22" form:current-value="-1.8">
            <form:properties>
              <form:property form:property-name="DefaultControl" office:value-type="string" office:string-value="com.sun.star.form.control.TextField"/>
            </form:properties>
          </form:text>
          <form:text form:name="Freitag wetter" form:control-implementation="ooo:com.sun.star.form.component.TextField" form:convert-empty-to-null="true" form:id="control23" form:current-value="v.m. stark bewölkt  n.m. stark bewölkt">
            <form:properties>
              <form:property form:property-name="DefaultControl" office:value-type="string" office:string-value="com.sun.star.form.control.TextField"/>
            </form:properties>
          </form:text>
          <form:text form:name="Samstag regen" form:control-implementation="ooo:com.sun.star.form.component.TextField" form:convert-empty-to-null="true" form:id="control24" form:current-value="1.0">
            <form:properties>
              <form:property form:property-name="DefaultControl" office:value-type="string" office:string-value="com.sun.star.form.control.TextField"/>
            </form:properties>
          </form:text>
          <form:text form:name="Samstag hoch temp" form:control-implementation="ooo:com.sun.star.form.component.TextField" form:convert-empty-to-null="true" form:id="control25" form:current-value="-0.8">
            <form:properties>
              <form:property form:property-name="DefaultControl" office:value-type="string" office:string-value="com.sun.star.form.control.TextField"/>
            </form:properties>
          </form:text>
          <form:text form:name="Samstag tief temp" form:control-implementation="ooo:com.sun.star.form.component.TextField" form:convert-empty-to-null="true" form:id="control26" form:current-value="-8.3">
            <form:properties>
              <form:property form:property-name="DefaultControl" office:value-type="string" office:string-value="com.sun.star.form.control.TextField"/>
            </form:properties>
          </form:text>
          <form:text form:name="Text Box 1" form:control-implementation="ooo:com.sun.star.form.component.TextField" form:convert-empty-to-null="true" form:id="control27" form:current-value="v.m. leicht bewölkt  n.m. leicht bewölkt">
            <form:properties>
              <form:property form:property-name="DefaultControl" office:value-type="string" office:string-value="com.sun.star.form.control.TextField"/>
            </form:properties>
          </form:text>
          <form:text form:name="Sonntag regen" form:control-implementation="ooo:com.sun.star.form.component.TextField" form:convert-empty-to-null="true" form:id="control28" form:current-value="9.1">
            <form:properties>
              <form:property form:property-name="DefaultControl" office:value-type="string" office:string-value="com.sun.star.form.control.TextField"/>
            </form:properties>
          </form:text>
          <form:text form:name="Sonntag hoch temp" form:control-implementation="ooo:com.sun.star.form.component.TextField" form:convert-empty-to-null="true" form:id="control29" form:current-value="4.2">
            <form:properties>
              <form:property form:property-name="DefaultControl" office:value-type="string" office:string-value="com.sun.star.form.control.TextField"/>
            </form:properties>
          </form:text>
          <form:text form:name="Sonntag tief temp" form:control-implementation="ooo:com.sun.star.form.component.TextField" form:convert-empty-to-null="true" form:id="control30" form:current-value="-8.1">
            <form:properties>
              <form:property form:property-name="DefaultControl" office:value-type="string" office:string-value="com.sun.star.form.control.TextField"/>
            </form:properties>
          </form:text>
          <form:text form:name="Sonntag wetter" form:control-implementation="ooo:com.sun.star.form.component.TextField" form:convert-empty-to-null="true" form:id="control31" form:current-value="v.m. stark bewölkt  n.m. aufgelockert">
            <form:properties>
              <form:property form:property-name="DefaultControl" office:value-type="string" office:string-value="com.sun.star.form.control.TextField"/>
            </form:properties>
          </form:text>
          <form:textarea form:name="Montag taetig" form:control-implementation="ooo:com.sun.star.form.component.TextField" form:convert-empty-to-null="true" form:id="control32" form:current-value="Mathe: Berechnung einer ausreichenden Tilgungsrate für ein Darlehen ausschliesslich im ersten Jahr. Wetterkunde: Wiederholung des typischen Wetterablaufs und -zyklus in einem Tiefdruckgebiet. Deutsch: Erste Präsentation zu den Gruppenarbeiten zum Thema &quot;Verbände des biologischen Landbaus&quot;. ProBau: Fortführung des Arbeitsblattes zu Grund- &amp; Ergänzungsdüngungsverfahren, Pflanzenverwendung : Marktformen bzw Verdelungen von Saatgut.">
            <form:properties>
              <form:property form:property-name="DefaultControl" office:value-type="string" office:string-value="com.sun.star.form.control.TextField"/>
              <form:property form:property-name="MultiLine" office:value-type="boolean" office:boolean-value="true"/>
            </form:properties>
          </form:textarea>
          <form:textarea form:name="Dienstag taetig" form:control-implementation="ooo:com.sun.star.form.component.TextField" form:convert-empty-to-null="true" form:id="control33" form:current-value="Bis Mittag: 1,5 AK haben Zuckerhut (5K) &amp; Grünkohl (20K) in Bach &amp; weißen Mangold (1K) &amp; Postelein (10K) in der Gärtnerei &amp; Baby Spinat (4K) &amp; Rosenkohl (2K) bei Blankenberg geerntet. Bis Feierabend: 1,5 AK haben Zaun an den Brombeerhecke in Süchterscheid zur Kuhweide entfernt &amp; die wild gewachsenen Brombeerbüsche hinter der neuen Halle mit verschieden Werkzeugen und schließlich dem Frontlader des alten Renaults ausgerissen.">
            <form:properties>
              <form:property form:property-name="DefaultControl" office:value-type="string" office:string-value="com.sun.star.form.control.TextField"/>
              <form:property form:property-name="MultiLine" office:value-type="boolean" office:boolean-value="true"/>
            </form:properties>
          </form:textarea>
          <form:textarea form:name="Mittwoch taetig" form:control-implementation="ooo:com.sun.star.form.component.TextField" form:convert-empty-to-null="true" form:id="control34" form:current-value="Vielerntetag, bis Mittag:  2,5 AK haben ab 9.30 Zuckerhut (80K) &amp; Grünkohl (16K) in Bach geerntet. Bis Feierabend : 1,5 AK haben Wirsing (4K) bei Opa &amp; Rosenkohl (2K) &amp; Baby Spinat (2K) bei Blankenberg &amp; Postelein (12K) &amp; weißen Mangold (1K) in der Gärtnerei &amp; Zuckerhut (28K) in Bach geerntet.">
            <form:properties>
              <form:property form:property-name="DefaultControl" office:value-type="string" office:string-value="com.sun.star.form.control.TextField"/>
              <form:property form:property-name="MultiLine" office:value-type="boolean" office:boolean-value="true"/>
            </form:properties>
          </form:textarea>
          <form:textarea form:name="Donnerstag taetig" form:control-implementation="ooo:com.sun.star.form.component.TextField" form:convert-empty-to-null="true" form:id="control35" form:current-value="Bis Mittag: 1,5 AK haben den Schuppen bei Süchterscheid aufgeräumt, so dass sich über Winter beide Traktoren unterstellen lassen. Bis Feierabend - 1,5 AK haben Holz im Schuppen gestapelt. 2,5 AK haben Zuckerhut (75K a 7 große Stück &amp; 15K a 20 kleine Stück) in Bach geerntet, da für den Freitag bis -5 Grad und Schneefall angesagt ist.">
            <form:properties>
              <form:property form:property-name="DefaultControl" office:value-type="string" office:string-value="com.sun.star.form.control.TextField"/>
              <form:property form:property-name="MultiLine" office:value-type="boolean" office:boolean-value="true"/>
            </form:properties>
          </form:textarea>
          <form:textarea form:name="Freitag taetig" form:control-implementation="ooo:com.sun.star.form.component.TextField" form:convert-empty-to-null="true" form:id="control36" form:current-value="BeVe: Notenbesprechung und Projektabschluss. ProBau: Wiedergabe und Besprechung der Düngemittelliste. Pflanzenverwendung: Recherche zu Anzuchtverfahren, Substrate und Gefäße. Deutsch: Präsentation zum  Thema &quot;Aufbau einer Pflanzenpräsentation im Rahmen einer Staudengärtnerei&quot;. WiRe: Rechtliche Grundlagen und Fallbesprechung zum Thema &quot;Zahlungsverszug&quot;.    ">
            <form:properties>
              <form:property form:property-name="DefaultControl" office:value-type="string" office:string-value="com.sun.star.form.control.TextField"/>
              <form:property form:property-name="MultiLine" office:value-type="boolean" office:boolean-value="true"/>
            </form:properties>
          </form:textarea>
          <form:textarea form:name="Samstag taetig" form:control-implementation="ooo:com.sun.star.form.component.TextField" form:convert-empty-to-null="true" form:id="control37" form:current-value="">
            <form:properties>
              <form:property form:property-name="DefaultControl" office:value-type="string" office:string-value="com.sun.star.form.control.TextField"/>
              <form:property form:property-name="MultiLine" office:value-type="boolean" office:boolean-value="true"/>
            </form:properties>
          </form:textarea>
          <form:text form:name="Azubi sign" form:control-implementation="ooo:com.sun.star.form.component.TextField" form:id="control38" form:convert-empty-to-null="true">
            <form:properties>
              <form:property form:property-name="DefaultControl" office:value-type="string" office:string-value="com.sun.star.form.control.TextField"/>
            </form:properties>
          </form:text>
          <form:text form:name="Chef sign" form:control-implementation="ooo:com.sun.star.form.component.TextField" form:id="control39" form:convert-empty-to-null="true">
            <form:properties>
              <form:property form:property-name="DefaultControl" office:value-type="string" office:string-value="com.sun.star.form.control.TextField"/>
            </form:properties>
          </form:text>
          <form:text form:name="Datum sign" form:control-implementation="ooo:com.sun.star.form.component.TextField" form:id="control40" form:convert-empty-to-null="true">
            <form:properties>
              <form:property form:property-name="DefaultControl" office:value-type="string" office:string-value="com.sun.star.form.control.TextField"/>
            </form:properties>
          </form:text>
          <form:text form:name="Kalenderwoche2" form:control-implementation="ooo:com.sun.star.form.component.TextField" form:convert-empty-to-null="true" form:id="control41" form:current-value="49/12">
            <form:properties>
              <form:property form:property-name="DefaultControl" office:value-type="string" office:string-value="com.sun.star.form.control.TextField"/>
            </form:properties>
          </form:text>
          <form:text form:name="Datum von2" form:control-implementation="ooo:com.sun.star.form.component.TextField" form:convert-empty-to-null="true" form:id="control42" form:current-value="03.12.2012">
            <form:properties>
              <form:property form:property-name="DefaultControl" office:value-type="string" office:string-value="com.sun.star.form.control.TextField"/>
            </form:properties>
          </form:text>
          <form:text form:name="Datum bis2" form:control-implementation="ooo:com.sun.star.form.component.TextField" form:convert-empty-to-null="true" form:id="control43" form:current-value="09.12.2012">
            <form:properties>
              <form:property form:property-name="DefaultControl" office:value-type="string" office:string-value="com.sun.star.form.control.TextField"/>
            </form:properties>
          </form:text>
          <form:textarea form:name="Montag bemerk" form:control-implementation="ooo:com.sun.star.form.component.TextField" form:convert-empty-to-null="true" form:id="control44" form:current-value="Tiefdruckgebiete (oder auch Zyklone) in der gemäßigten Klimazone (u.a. Europa) ziehen in aller Regel vom Westen nach Osten. Aus der Vogelperspektive drehen sie sich dabei langsam gegen den Uhrzeigersinn. Durch das einfließen warmer Luft aus einem Hochdruckgebiet (Warmfront) und der Rotationsbewegung ist es meist der Fall, dass die Warmfront zuerst auf das westliche Europa trifft und somit die Vorderseite des Tiefs bildet. Aus einem Hoch fließt kalte Luft ein (die Kaltfront) und bildet dabei die östliche Rückseite des Tiefs. Da kalte Luft schwerer ist und sich schneller fortbewegt, frisst die Kaltfront im Rotationsverlauf über dem Festland langsam die Warmfront auf (wandert zur Vorderseite), während die leichtere warme Luft der Warmfront von der Rückseite nach oben gedrückt wird und vorne ebenfalls auf kältere Luft trifft und nach oben schnellt. Dabei kühlt die Luft ab und ihr Wasser kondensiert zu hochgelegenen Cirrus- und darauffolgend Stratuswolken, die bereits einen Landregen einleiten können. Solange die Kalt- die Warmfront noch nicht eingeholt hat, bildet sich dazwischen eine Warmzone, die meist Wärme aus dem Süden und klaren Himmel mit sich bringt (Ruhe vor dem Sturm). Beim Eintreffen der Kaltfront wird es deutlich kühler und es kann aus den tiefhängenden Kumuluswolken stark regnen, hageln oder sogar gewittern.">
            <form:properties>
              <form:property form:property-name="DefaultControl" office:value-type="string" office:string-value="com.sun.star.form.control.TextField"/>
              <form:property form:property-name="MultiLine" office:value-type="boolean" office:boolean-value="true"/>
            </form:properties>
          </form:textarea>
          <form:textarea form:name="Dienstag bemerk" form:control-implementation="ooo:com.sun.star.form.component.TextField" form:convert-empty-to-null="true" form:id="control45" form:current-value="Zuckerhut (Cichorium intybus var. follosum) ist dieses Jahr neben Grünkohl die letzte Feldkultur in Bach. Als Zichorie (Unterart der Familie der Korbblütler) ist dieser Wintersalat mit dem Radiccho und dem Chicorée eng verwandt. Zuckerhut übersteht bis zu -4 °C schadlos. Gepflanzt wurden dieses Jahr im August i.d. R. 10 Pfl. / qm bei einem Abstand von 50*38 cm der Sorte Uranus auf ??? qm. Bei der Ernte wird der länglich-spitz gewachsene Kopf zur Seite gedrückt und der gestauchte Spross mit dem Messer gelöst. Dann werden so viele der großen Hüllblätter entfernt bis ca. 50% des äußeren Blattes vom Strunk her weißlich erscheint sowie bis das äußere Blatt makellos ist. Dann werden die Köpfe nach groß und klein sortiert, wobei 7 große und jeweils 10 kleine in eine 186er Kiste gelegt werden.">
            <form:properties>
              <form:property form:property-name="DefaultControl" office:value-type="string" office:string-value="com.sun.star.form.control.TextField"/>
              <form:property form:property-name="MultiLine" office:value-type="boolean" office:boolean-value="true"/>
            </form:properties>
          </form:textarea>
          <form:textarea form:name="Mittwoch bemerk" form:control-implementation="ooo:com.sun.star.form.component.TextField" form:convert-empty-to-null="true" form:id="control46" form:current-value="Eisen- und Magnesiummangel sind beide an gelben Blättern mit dunkelgrünen Adern zu erkennen. Bei Eisenmangel tritt dieses Symptom an jüngeren Blättern auf und die Verfärbung kann ins Zitronengelbe gehen. Bei Magnesiummangel sind die älteren Blätter betroffen und die Verfärbung geht von der Blattmitte aus. Beide Nährstoffe sind wichtig für die Synthese von Blattgrün (Chlorophyll), jedoch werden sie bei unterschiedlichen pH-Werten des Boden für Pflanzen unzugänglich. Eisen ist in eher alkalischen Böden festgelegt und wird zusätzlich für die Proteinsynthese in Pflanzen benötigt. Magnesium ist im sauren Milieu festgelegt und zusätzlich bedeutsam für die Aktivierung des Pflanzenstoffwechsels.">
            <form:properties>
              <form:property form:property-name="DefaultControl" office:value-type="string" office:string-value="com.sun.star.form.control.TextField"/>
              <form:property form:property-name="MultiLine" office:value-type="boolean" office:boolean-value="true"/>
            </form:properties>
          </form:textarea>
          <form:textarea form:name="Donnerstag bemerk" form:control-implementation="ooo:com.sun.star.form.component.TextField" form:convert-empty-to-null="true" form:id="control47" form:current-value="Handtraktoren sind Zweitakt-Motoren mit Zapfwelle, die laufend per Hand für kleinere Flächen eingesetzt werden. Es lassen sich wie beim Traktor verschiedene Aufsätze (Landmaschinen) wie Fräsen, Pflüge oder auch ein Schneeschieber dazu erwerben. Diesen haben wir heute angebracht, da bereits Schnee lag und morgen es noch mehr schneien soll. Das Problem war dass der Stift am Umleger des Lenkers eingefroren war und später sich auch die Bremse nicht lockerte. Als Josef mir zeigte, dass nur in der Senkrechtstellung des golden Messing-Klickhebels unterhalb der Wendescheibe am Lenkerlauf sich ein Gang einlegen lässt, fuhr der Handtraktor mit voller Wucht gegen das Regal im Schuppen.">
            <form:properties>
              <form:property form:property-name="DefaultControl" office:value-type="string" office:string-value="com.sun.star.form.control.TextField"/>
              <form:property form:property-name="MultiLine" office:value-type="boolean" office:boolean-value="true"/>
            </form:properties>
          </form:textarea>
          <form:textarea form:name="Freitag bemerk" form:control-implementation="ooo:com.sun.star.form.component.TextField" form:convert-empty-to-null="true" form:id="control48" form:current-value="Phosphor- und Manganmangel haben sehr unterschiedliche Symptome und sind auch in unterschiedlichen Bodenmilieus pflanzenverfügbar. So erkennt man Phosphormangel an der dunkel, schmutzig-grünen (bis rötlichen) Verfärbung der alten Blätter; bis zu dessen Kümmerwuchs und aufrecht, starre Stellung oder sogar Vertrocknung. Phosphat ist ein wichtiger jedoch geringer Bestandteil für Blüten, Früchte , Samen und Wurzeln von Pflanzen und in alkalischen Böden aufgeschlossen. Mangan ist dagegen eher in sauren Böden gelöst und pflanzenverfügbar. Manganmangel ist an punktförmigen Chlorosen zwischen den Blattadern mittlerer bis älterer Blätter erkennbar, wobei ein grüner Saum um die Blattadern  verbleibt. Später werden aus den Vergilbungen Nekrosen.">
            <form:properties>
              <form:property form:property-name="DefaultControl" office:value-type="string" office:string-value="com.sun.star.form.control.TextField"/>
              <form:property form:property-name="MultiLine" office:value-type="boolean" office:boolean-value="true"/>
            </form:properties>
          </form:textarea>
          <form:textarea form:name="Samstag bemerk" form:control-implementation="ooo:com.sun.star.form.component.TextField" form:convert-empty-to-null="true" form:id="control49" form:current-value="">
            <form:properties>
              <form:property form:property-name="DefaultControl" office:value-type="string" office:string-value="com.sun.star.form.control.TextField"/>
              <form:property form:property-name="MultiLine" office:value-type="boolean" office:boolean-value="true"/>
            </form:properties>
          </form:textarea>
          <form:text form:name="Azubi sign2" form:control-implementation="ooo:com.sun.star.form.component.TextField" form:id="control50" form:convert-empty-to-null="true">
            <form:properties>
              <form:property form:property-name="DefaultControl" office:value-type="string" office:string-value="com.sun.star.form.control.TextField"/>
            </form:properties>
          </form:text>
          <form:text form:name="Chef sign2" form:control-implementation="ooo:com.sun.star.form.component.TextField" form:id="control51" form:convert-empty-to-null="true">
            <form:properties>
              <form:property form:property-name="DefaultControl" office:value-type="string" office:string-value="com.sun.star.form.control.TextField"/>
            </form:properties>
          </form:text>
          <form:text form:name="Datum sign2" form:control-implementation="ooo:com.sun.star.form.component.TextField" form:id="control5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agesberichte"><draw:frame draw:style-name="fr1" draw:name="graphics1" text:anchor-type="paragraph" svg:x="-0.7618in" svg:y="-0.5752in" svg:width="8.4492in" svg:height="11in" draw:z-index="5"><draw:image xlink:href="Pictures/10000000000004D8000006DA6156EAAF.png" xlink:type="simple" xlink:show="embed" xlink:actuate="onLoad"/></draw:frame><draw:frame draw:style-name="fr1" draw:name="graphics2" text:anchor-type="paragraph" svg:x="-0.7626in" svg:y="8.6516in" svg:width="8.45in" svg:height="10.9854in" draw:z-index="0"><draw:image xlink:href="Pictures/10000000000004D8000006DA153A7095.png" xlink:type="simple" xlink:show="embed" xlink:actuate="onLoad"/></draw:frame><draw:control text:anchor-type="paragraph" draw:z-index="1" draw:style-name="gr1" draw:text-style-name="P2" svg:width="0.4598in" svg:height="0.174in" svg:x="1.961in" svg:y="0.0508in" draw:control="control1"/><draw:control text:anchor-type="paragraph" draw:z-index="2" draw:style-name="gr1" draw:text-style-name="P2" svg:width="1.1287in" svg:height="0.1996in" svg:x="4.3744in" svg:y="0.0252in" draw:control="control2"/><draw:control text:anchor-type="paragraph" draw:z-index="3" draw:style-name="gr1" draw:text-style-name="P2" svg:width="1.0335in" svg:height="0.1823in" svg:x="5.8236in" svg:y="0.0425in" draw:control="control3"/><draw:control text:anchor-type="paragraph" draw:z-index="4" draw:style-name="gr1" draw:text-style-name="P2" svg:width="1.1205in" svg:height="0.2087in" svg:x="0.9626in" svg:y="0.702in" draw:control="control4"/><draw:control text:anchor-type="paragraph" draw:z-index="6" draw:style-name="gr1" draw:text-style-name="P2" svg:width="1.1197in" svg:height="0.2087in" svg:x="2.0827in" svg:y="0.702in" draw:control="control5"/><draw:control text:anchor-type="paragraph" draw:z-index="7" draw:style-name="gr1" draw:text-style-name="P2" svg:width="1.1197in" svg:height="0.2087in" svg:x="3.202in" svg:y="0.702in" draw:control="control6"/><draw:control text:anchor-type="paragraph" draw:z-index="8" draw:style-name="gr1" draw:text-style-name="P2" svg:width="2.5268in" svg:height="0.2169in" svg:x="4.3217in" svg:y="0.702in" draw:control="control7"/><draw:control text:anchor-type="paragraph" draw:z-index="9" draw:style-name="gr1" draw:text-style-name="P2" svg:width="1.1287in" svg:height="0.2087in" svg:x="0.9626in" svg:y="0.9102in" draw:control="control8"/><draw:control text:anchor-type="paragraph" draw:z-index="10" draw:style-name="gr1" draw:text-style-name="P2" svg:width="1.1114in" svg:height="0.2087in" svg:x="2.0909in" svg:y="0.9102in" draw:control="control9"/><draw:control text:anchor-type="paragraph" draw:z-index="11" draw:style-name="gr1" draw:text-style-name="P2" svg:width="1.1197in" svg:height="0.1996in" svg:x="3.202in" svg:y="0.9102in" draw:control="control10"/><draw:control text:anchor-type="paragraph" draw:z-index="12" draw:style-name="gr1" draw:text-style-name="P2" svg:width="2.5268in" svg:height="0.1913in" svg:x="4.3217in" svg:y="0.9189in" draw:control="control11"/><draw:control text:anchor-type="paragraph" draw:z-index="13" draw:style-name="gr1" draw:text-style-name="P2" svg:width="1.1197in" svg:height="0.1996in" svg:x="0.9626in" svg:y="1.1189in" draw:control="control12"/><draw:control text:anchor-type="paragraph" draw:z-index="14" draw:style-name="gr1" draw:text-style-name="P2" svg:width="1.1205in" svg:height="0.1913in" svg:x="2.0819in" svg:y="1.1189in" draw:control="control13"/><draw:control text:anchor-type="paragraph" draw:z-index="15" draw:style-name="gr1" draw:text-style-name="P2" svg:width="1.1114in" svg:height="0.2087in" svg:x="3.202in" svg:y="1.1098in" draw:control="control14"/><draw:control text:anchor-type="paragraph" draw:z-index="16" draw:style-name="gr1" draw:text-style-name="P2" svg:width="2.526in" svg:height="0.2087in" svg:x="4.3134in" svg:y="1.1098in" draw:control="control15"/><draw:control text:anchor-type="paragraph" draw:z-index="17" draw:style-name="gr1" draw:text-style-name="P2" svg:width="1.1197in" svg:height="0.2004in" svg:x="0.9626in" svg:y="1.3181in" draw:control="control16"/><draw:control text:anchor-type="paragraph" draw:z-index="18" draw:style-name="gr1" draw:text-style-name="P2" svg:width="1.1205in" svg:height="0.2087in" svg:x="2.0819in" svg:y="1.3098in" draw:control="control17"/><draw:control text:anchor-type="paragraph" draw:z-index="19" draw:style-name="gr1" draw:text-style-name="P2" svg:width="1.1114in" svg:height="0.2087in" svg:x="3.202in" svg:y="1.3098in" draw:control="control18"/><draw:control text:anchor-type="paragraph" draw:z-index="20" draw:style-name="gr1" draw:text-style-name="P2" svg:width="2.526in" svg:height="0.2004in" svg:x="4.3134in" svg:y="1.3181in" draw:control="control19"/><draw:control text:anchor-type="paragraph" draw:z-index="21" draw:style-name="gr1" draw:text-style-name="P2" svg:width="1.1197in" svg:height="0.2087in" svg:x="0.9626in" svg:y="1.5181in" draw:control="control20"/><draw:control text:anchor-type="paragraph" draw:z-index="22" draw:style-name="gr1" draw:text-style-name="P2" svg:width="1.1205in" svg:height="0.2087in" svg:x="2.0819in" svg:y="1.5181in" draw:control="control21"/><draw:control text:anchor-type="paragraph" draw:z-index="23" draw:style-name="gr1" draw:text-style-name="P2" svg:width="1.1114in" svg:height="0.1996in" svg:x="3.202in" svg:y="1.5181in" draw:control="control22"/><draw:control text:anchor-type="paragraph" draw:z-index="24" draw:style-name="gr1" draw:text-style-name="P2" svg:width="2.5524in" svg:height="0.1996in" svg:x="4.3134in" svg:y="1.5181in" draw:control="control23"/><draw:control text:anchor-type="paragraph" draw:z-index="25" draw:style-name="gr1" draw:text-style-name="P2" svg:width="1.1197in" svg:height="0.1996in" svg:x="0.9626in" svg:y="1.7264in" draw:control="control24"/><draw:control text:anchor-type="paragraph" draw:z-index="26" draw:style-name="gr1" draw:text-style-name="P2" svg:width="1.1205in" svg:height="0.1996in" svg:x="2.0819in" svg:y="1.7264in" draw:control="control25"/><draw:control text:anchor-type="paragraph" draw:z-index="27" draw:style-name="gr1" draw:text-style-name="P2" svg:width="1.1114in" svg:height="0.2087in" svg:x="3.202in" svg:y="1.7173in" draw:control="control26"/><draw:control text:anchor-type="paragraph" draw:z-index="28" draw:style-name="gr1" draw:text-style-name="P2" svg:width="2.5524in" svg:height="0.2087in" svg:x="4.3134in" svg:y="1.7173in" draw:control="control27"/><draw:control text:anchor-type="paragraph" draw:z-index="29" draw:style-name="gr1" draw:text-style-name="P2" svg:width="1.1197in" svg:height="0.2004in" svg:x="0.9626in" svg:y="1.9256in" draw:control="control28"/><draw:control text:anchor-type="paragraph" draw:z-index="30" draw:style-name="gr1" draw:text-style-name="P2" svg:width="1.1205in" svg:height="0.2004in" svg:x="2.0819in" svg:y="1.9256in" draw:control="control29"/><draw:control text:anchor-type="paragraph" draw:z-index="31" draw:style-name="gr1" draw:text-style-name="P2" svg:width="1.1114in" svg:height="0.2004in" svg:x="3.202in" svg:y="1.9256in" draw:control="control30"/><draw:control text:anchor-type="paragraph" draw:z-index="32" draw:style-name="gr1" draw:text-style-name="P2" svg:width="2.5524in" svg:height="0.1913in" svg:x="4.3134in" svg:y="1.9256in" draw:control="control31"/><draw:control text:anchor-type="paragraph" draw:z-index="33" draw:style-name="gr1" draw:text-style-name="P2" svg:width="6.2941in" svg:height="1.0512in" svg:x="0.5717in" svg:y="2.6374in" draw:control="control32"/><draw:control text:anchor-type="paragraph" draw:z-index="34" draw:style-name="gr1" draw:text-style-name="P2" svg:width="6.3024in" svg:height="1.0248in" svg:x="0.5717in" svg:y="3.6882in" draw:control="control33"/><draw:control text:anchor-type="paragraph" draw:z-index="35" draw:style-name="gr1" draw:text-style-name="P2" svg:width="6.3114in" svg:height="1.0421in" svg:x="0.5717in" svg:y="4.7126in" draw:control="control34"/><draw:control text:anchor-type="paragraph" draw:z-index="36" draw:style-name="gr1" draw:text-style-name="P2" svg:width="6.285in" svg:height="1.0331in" svg:x="0.5717in" svg:y="5.7543in" draw:control="control35"/><draw:control text:anchor-type="paragraph" draw:z-index="37" draw:style-name="gr1" draw:text-style-name="P2" svg:width="6.285in" svg:height="1.0335in" svg:x="0.5717in" svg:y="6.7866in" draw:control="control36"/><draw:control text:anchor-type="paragraph" draw:z-index="38" draw:style-name="gr1" draw:text-style-name="P2" svg:width="6.2768in" svg:height="1.0331in" svg:x="0.5717in" svg:y="7.8201in" draw:control="control37"/><draw:control text:anchor-type="paragraph" draw:z-index="39" draw:style-name="gr1" draw:text-style-name="P2" svg:width="2.3358in" svg:height="0.2689in" svg:x="0.1028in" svg:y="9.1047in" draw:control="control38"/><draw:control text:anchor-type="paragraph" draw:z-index="40" draw:style-name="gr1" draw:text-style-name="P2" svg:width="2.387in" svg:height="0.2689in" svg:x="2.4382in" svg:y="9.1047in" draw:control="control39"/><draw:control text:anchor-type="paragraph" draw:z-index="41" draw:style-name="gr1" draw:text-style-name="P2" svg:width="2.0406in" svg:height="0.2689in" svg:x="4.8252in" svg:y="9.1047in" draw:control="control40"/></text:p>
      <text:p text:style-name="tagesberichte"><draw:frame draw:style-name="fr2" draw:name="graphics3" text:anchor-type="paragraph" svg:width="8.4752in" svg:height="11in" draw:z-index="42"><draw:image xlink:href="Pictures/10000000000004D8000006DA153A7095.png" xlink:type="simple" xlink:show="embed" xlink:actuate="onLoad"/></draw:frame><draw:control text:anchor-type="paragraph" draw:z-index="43" draw:style-name="gr1" draw:text-style-name="P2" svg:width="0.4169in" svg:height="0.2087in" svg:x="2.4209in" svg:y="0.0429in" draw:control="control41"/><draw:control text:anchor-type="paragraph" draw:z-index="44" draw:style-name="gr1" draw:text-style-name="P2" svg:width="0.9807in" svg:height="0.2177in" svg:x="4.5909in" svg:y="0.0339in" draw:control="control42"/><draw:control text:anchor-type="paragraph" draw:z-index="45" draw:style-name="gr1" draw:text-style-name="P2" svg:width="0.9551in" svg:height="0.226in" svg:x="5.8665in" svg:y="0.0339in" draw:control="control43"/><draw:control text:anchor-type="paragraph" draw:z-index="46" draw:style-name="gr1" draw:text-style-name="P2" svg:width="6.3543in" svg:height="1.285in" svg:x="0.511in" svg:y="0.9366in" draw:control="control44"/><draw:control text:anchor-type="paragraph" draw:z-index="47" draw:style-name="gr1" draw:text-style-name="P2" svg:width="6.3717in" svg:height="1.2504in" svg:x="0.511in" svg:y="2.2217in" draw:control="control45"/><draw:control text:anchor-type="paragraph" draw:z-index="48" draw:style-name="gr1" draw:text-style-name="P2" svg:width="6.3717in" svg:height="1.2594in" svg:x="0.511in" svg:y="3.4717in" draw:control="control46"/><draw:control text:anchor-type="paragraph" draw:z-index="49" draw:style-name="gr1" draw:text-style-name="P2" svg:width="6.3803in" svg:height="1.2677in" svg:x="0.511in" svg:y="4.7307in" draw:control="control47"/><draw:control text:anchor-type="paragraph" draw:z-index="50" draw:style-name="gr1" draw:text-style-name="P2" svg:width="6.3803in" svg:height="1.2677in" svg:x="0.511in" svg:y="5.998in" draw:control="control48"/><draw:control text:anchor-type="paragraph" draw:z-index="51" draw:style-name="gr1" draw:text-style-name="P2" svg:width="6.363in" svg:height="1.2587in" svg:x="0.511in" svg:y="7.2654in" draw:control="control49"/><draw:control text:anchor-type="paragraph" draw:z-index="52" draw:style-name="gr1" draw:text-style-name="P2" svg:width="2.2224in" svg:height="0.3386in" svg:x="0.0598in" svg:y="9.0535in" draw:control="control50"/><draw:control text:anchor-type="paragraph" draw:z-index="53" draw:style-name="gr1" draw:text-style-name="P2" svg:width="2.4134in" svg:height="0.3303in" svg:x="2.2819in" svg:y="9.0535in" draw:control="control51"/><draw:control text:anchor-type="paragraph" draw:z-index="54" draw:style-name="gr1" draw:text-style-name="P2" svg:width="2.1358in" svg:height="0.3303in" svg:x="4.6953in" svg:y="9.0535in" draw:control="control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gesberichte" style:family="paragraph" style:parent-style-name="Standard" style:class="text">
      <style:paragraph-properties fo:line-height="0.1in">
        <style:tab-stops/>
      </style:paragraph-properties>
      <style:text-properties fo:font-size="8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thar Langer</meta:initial-creator>
    <meta:creation-date>2012-09-21T13:23:08</meta:creation-date>
    <dc:date>2012-09-24T10:45:44</dc:date>
    <dc:creator>Lothar Langer</dc:creator>
    <meta:editing-duration>PT64H21M24S</meta:editing-duration>
    <meta:editing-cycles>6</meta:editing-cycles>
    <meta:generator>OpenOffice.org/3.2$Unix OpenOffice.org_project/320m12$Build-9483</meta:generator>
    <meta:document-statistic meta:table-count="0" meta:image-count="3" meta:object-count="0" meta:page-count="2" meta:paragraph-count="0" meta:word-count="0" meta:character-count="0"/>
  </office:meta>
</office:document-meta>
</file>